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.028cm" fo:text-indent="0cm" style:auto-text-indent="false"/>
      <style:text-properties officeooo:rsid="001b798a" officeooo:paragraph-rsid="001b798a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dbe60" officeooo:paragraph-rsid="001dbe6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 style:list-style-name="Numerazione_20_UC">
      <style:text-properties officeooo:rsid="0019b66c" officeooo:paragraph-rsid="0019b66c"/>
    </style:style>
    <style:style style:name="P9" style:family="paragraph" style:parent-style-name="Azione_20_sistema" style:list-style-name="Numerazione_20_UC">
      <style:text-properties officeooo:rsid="001730dd" officeooo:paragraph-rsid="0019b66c"/>
    </style:style>
    <style:style style:name="P10" style:family="paragraph" style:parent-style-name="Azione_20_sistema" style:list-style-name="Numerazione_20_UC">
      <style:text-properties officeooo:rsid="0019e3b1" officeooo:paragraph-rsid="0019b66c"/>
    </style:style>
    <style:style style:name="P11" style:family="paragraph" style:parent-style-name="Azione_20_sistema" style:list-style-name="Numerazione_20_UC">
      <style:text-properties officeooo:rsid="00192e25" officeooo:paragraph-rsid="0019b66c"/>
    </style:style>
    <style:style style:name="P12" style:family="paragraph" style:parent-style-name="Azione_20_sistema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3" style:family="paragraph" style:parent-style-name="Azione_20_sistema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e3b1" officeooo:paragraph-rsid="0019b66c"/>
    </style:style>
    <style:style style:name="P14" style:family="paragraph" style:parent-style-name="Azione_20_sistema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e0819"/>
    </style:style>
    <style:style style:name="P15" style:family="paragraph" style:parent-style-name="Azione_20_sistema" style:list-style-name="Numerazione_20_UC">
      <style:paragraph-properties fo:margin-left="2.455cm" fo:margin-right="0.028cm" fo:text-indent="-0.497cm" style:auto-text-indent="false">
        <style:tab-stops>
          <style:tab-stop style:position="0.55cm"/>
        </style:tab-stops>
      </style:paragraph-properties>
      <style:text-properties officeooo:rsid="00192e25" officeooo:paragraph-rsid="0019b66c"/>
    </style:style>
    <style:style style:name="P16" style:family="paragraph" style:parent-style-name="Azione_20_attore" style:list-style-name="Numerazione_20_UC">
      <style:text-properties officeooo:paragraph-rsid="0019b66c"/>
    </style:style>
    <style:style style:name="P17" style:family="paragraph" style:parent-style-name="Azione_20_attore" style:list-style-name="Numerazione_20_UC">
      <style:text-properties officeooo:rsid="001730dd" officeooo:paragraph-rsid="0019b66c"/>
    </style:style>
    <style:style style:name="P18" style:family="paragraph" style:parent-style-name="Azione_20_attore" style:list-style-name="Numerazione_20_UC">
      <style:text-properties officeooo:rsid="00192e25" officeooo:paragraph-rsid="0019b66c"/>
    </style:style>
    <style:style style:name="P19" style:family="paragraph" style:parent-style-name="Azione_20_attore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20" style:family="paragraph" style:parent-style-name="Azione_20_attore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21" style:family="paragraph" style:parent-style-name="Azione_20_attore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rsid="00192e25" officeooo:paragraph-rsid="001b317f"/>
    </style:style>
    <style:style style:name="P22" style:family="paragraph" style:parent-style-name="Table_20_Contents" style:list-style-name="L1">
      <style:text-properties officeooo:rsid="001730dd" officeooo:paragraph-rsid="001730dd"/>
    </style:style>
    <style:style style:name="T1" style:family="text">
      <style:text-properties officeooo:rsid="0017d013"/>
    </style:style>
    <style:style style:name="T2" style:family="text">
      <style:text-properties officeooo:rsid="0019e3b1"/>
    </style:style>
    <style:style style:name="T3" style:family="text">
      <style:text-properties officeooo:rsid="001730dd"/>
    </style:style>
    <style:style style:name="T4" style:family="text">
      <style:text-properties officeooo:rsid="0019b66c"/>
    </style:style>
    <style:style style:name="T5" style:family="text">
      <style:text-properties officeooo:rsid="001b317f"/>
    </style:style>
    <style:style style:name="T6" style:family="text">
      <style:text-properties officeooo:rsid="00192e25"/>
    </style:style>
    <style:style style:name="T7" style:family="text">
      <style:text-properties officeooo:rsid="001a8d5b"/>
    </style:style>
    <style:style style:name="T8" style:family="text">
      <style:text-properties officeooo:rsid="001b798a"/>
    </style:style>
    <style:style style:name="T9" style:family="text">
      <style:text-properties officeooo:rsid="001c2892"/>
    </style:style>
    <style:style style:name="T10" style:family="text">
      <style:text-properties officeooo:rsid="001dbe60"/>
    </style:style>
    <style:style style:name="T11" style:family="text">
      <style:text-properties fo:font-weight="bold" officeooo:rsid="001dbe60" style:font-weight-asian="bold" style:font-weight-complex="bold"/>
    </style:style>
    <style:style style:name="T12" style:family="text">
      <style:text-properties fo:font-weight="normal" officeooo:rsid="001e0819" style:font-weight-asian="normal" style:font-weight-complex="normal"/>
    </style:style>
    <style:style style:name="T13" style:family="text">
      <style:text-properties officeooo:rsid="001fe41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Accettazione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0">Personale a</text:span><text:span text:style-name="T13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3">i</text:span><text:span text:style-name="T1">mpiegato di segreteria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02978" text:style-name="Numerazione_20_UC">
              <text:list-item text:start-value="1">
                <text:p text:style-name="P17"><text:s/>L'utente accede alla sezione relativa <text:span text:style-name="T2">all'accettazione dei bambini</text:span><text:span text:style-name="T4">.</text:span></text:p>
                <text:p text:style-name="P8"/>
              </text:list-item>
              <text:list-item>
                <text:p text:style-name="P12"><text:s/>Il sistema mostra l'interfaccia <text:span text:style-name="T4">per </text:span><text:span text:style-name="T2">consulta della lista dei bambini </text:span><text:span text:style-name="T9">non ancora </text:span><text:span text:style-name="T2">accettati e dell'accettazione del bambino</text:span>.</text:p>
                <text:p text:style-name="P19"/>
              </text:list-item>
              <text:list-item>
                <text:p text:style-name="P16"><text:span text:style-name="T3"><text:s/>L'utente accede alla sezione relativa </text:span><text:span text:style-name="T2">all'accentazione bambino</text:span><text:span text:style-name="T3">.</text:span></text:p>
                <text:p text:style-name="P9"/>
              </text:list-item>
              <text:list-item>
                <text:p text:style-name="P20"><text:s/>Il sistema mostra l'elenco de<text:span text:style-name="T2">i bambini </text:span><text:s/>a cui non è stato ancora assegnato <text:span text:style-name="T2">la classe.</text:span></text:p>
                <text:p text:style-name="P13"/>
              </text:list-item>
              <text:list-item>
                <text:p text:style-name="P18"><text:s/>L'utente effettua la <text:span text:style-name="T4">selezione d</text:span><text:span text:style-name="T2">i un bambino.</text:span></text:p>
                <text:p text:style-name="P10"/>
              </text:list-item>
              <text:list-item>
                <text:p text:style-name="P14"><text:span text:style-name="T5"><text:s/>Il sis</text:span><text:span text:style-name="T2">tema mostra la classe <text:s/>in cui il bambino entrerà</text:span><text:span text:style-name="T6">. Il sistema </text:span><text:span text:style-name="T8">chiede</text:span><text:span text:style-name="T6"> all'utente </text:span><text:span text:style-name="T7">un messaggio di conferma dell'operazione</text:span><text:span text:style-name="T6">.</text:span></text:p>
                <text:p text:style-name="P21"/>
              </text:list-item>
              <text:list-item>
                <text:p text:style-name="P18"><text:s/>L'utente <text:span text:style-name="T7">dà al sistema ulteriore conferma dell'operazione</text:span>.</text:p>
                <text:p text:style-name="P11"/>
              </text:list-item>
              <text:list-item>
                <text:p text:style-name="P15"><text:s/>Il sistema esegue l'operazione e dà notifica di avvenut<text:span text:style-name="T5">o inserimento del </text:span><text:span text:style-name="T2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12">oppure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14773" text:style-name="L1">
              <text:list-item>
                <text:p text:style-name="P22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  <text:p text:style-name="P7">UC_A_42 Accettazione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12S</meta:editing-duration>
    <meta:editing-cycles>11</meta:editing-cycles>
    <meta:generator>LibreOffice/3.6$Windows_x86 LibreOffice_project/da8c1e6-fd468f4-454e206-f42a4a9-143cfd</meta:generator>
    <dc:date>2012-10-24T09:38:57.97</dc:date>
    <meta:document-statistic meta:table-count="1" meta:image-count="0" meta:object-count="0" meta:page-count="1" meta:paragraph-count="24" meta:word-count="194" meta:character-count="1321" meta:non-whitespace-character-count="1150"/>
  </office:meta>
</office:document-meta>
</file>